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officeooo:rsid="000dd9b1" officeooo:paragraph-rsid="000dd9b1"/>
    </style:style>
    <style:style style:name="P2" style:family="paragraph" style:parent-style-name="Preformatted_20_Text">
      <style:text-properties officeooo:rsid="000dd9b1" officeooo:paragraph-rsid="000dd9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ive for New Bees</text:h>
      <text:p text:style-name="P2"/>
      <text:p text:style-name="P1">Apache Hive has become a de facto standard for distributed data warehouses and one of the most used solutions for SQL-on-Hadoo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5T01:34:29.039808623</dc:date>
    <meta:editing-duration>PT2M4S</meta:editing-duration>
    <meta:editing-cycles>1</meta:editing-cycles>
    <meta:document-statistic meta:table-count="0" meta:image-count="0" meta:object-count="0" meta:page-count="1" meta:paragraph-count="2" meta:word-count="25" meta:character-count="145" meta:non-whitespace-character-count="122"/>
    <meta:generator>LibreOffice/4.3.7.2$Linux_X86_64 LibreOffice_project/430$Build-2</meta:generator>
  </office:meta>
</office:document-meta>
</file>